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ukti Narrow" svg:font-family="'Mukti Narrow'" style:font-adornments="Regular" style:font-pitch="variable"/>
    <style:font-face style:name="Samanata" svg:font-family="Samanata" style:font-pitch="variable"/>
    <style:font-face style:name="Ubuntu" svg:font-family="Ubuntu" style:font-adornments="Bold" style:font-pitch="variable"/>
    <style:font-face style:name="Waree" svg:font-family="Waree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erif CJK SC" svg:font-family="'Noto Serif CJK SC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Waree" fo:font-style="normal" officeooo:rsid="001eb315" officeooo:paragraph-rsid="001eb315" style:font-style-asian="normal" style:font-style-complex="normal"/>
    </style:style>
    <style:style style:name="P2" style:family="paragraph" style:parent-style-name="Standard">
      <style:text-properties style:font-name="Waree" fo:font-style="normal" officeooo:rsid="002145ce" officeooo:paragraph-rsid="00241e20" style:font-style-asian="normal" style:font-style-complex="normal"/>
    </style:style>
    <style:style style:name="P3" style:family="paragraph" style:parent-style-name="Standard">
      <style:text-properties style:font-name="Waree" fo:font-style="normal" officeooo:rsid="002145ce" officeooo:paragraph-rsid="002145ce" style:font-style-asian="normal" style:font-style-complex="normal"/>
    </style:style>
    <style:style style:name="P4" style:family="paragraph" style:parent-style-name="Standard">
      <style:text-properties style:font-name="Waree" fo:font-style="normal" officeooo:rsid="00208038" officeooo:paragraph-rsid="00208038" style:font-style-asian="normal" style:font-style-complex="normal"/>
    </style:style>
    <style:style style:name="P5" style:family="paragraph" style:parent-style-name="Standard">
      <style:text-properties style:font-name="Waree" fo:font-style="normal" officeooo:rsid="001efbe3" officeooo:paragraph-rsid="001efbe3" style:font-style-asian="normal" style:font-style-complex="normal"/>
    </style:style>
    <style:style style:name="P6" style:family="paragraph" style:parent-style-name="Standard">
      <style:text-properties style:font-name="Waree" fo:font-style="normal" fo:font-weight="bold" officeooo:rsid="001eb315" officeooo:paragraph-rsid="001eb315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Waree" fo:font-style="normal" officeooo:rsid="0022c43e" officeooo:paragraph-rsid="00241e20" style:font-style-asian="normal" style:font-style-complex="normal"/>
    </style:style>
    <style:style style:name="P8" style:family="paragraph" style:parent-style-name="Standard">
      <style:text-properties style:font-name="Waree" fo:font-style="normal" fo:font-weight="bold" officeooo:rsid="001eb315" officeooo:paragraph-rsid="0028c689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Waree" fo:font-style="normal" fo:font-weight="bold" officeooo:rsid="001eb315" officeooo:paragraph-rsid="002492a1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Waree" fo:font-style="normal" fo:font-weight="bold" officeooo:rsid="0028c689" officeooo:paragraph-rsid="002492a1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9a91" style:font-weight-asian="bold" style:font-weight-complex="bold"/>
    </style:style>
    <style:style style:name="T4" style:family="text">
      <style:text-properties officeooo:rsid="00239a91"/>
    </style:style>
    <style:style style:name="T5" style:family="text">
      <style:text-properties officeooo:rsid="0039b1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ssignement 6 </text:span><text:span text:style-name="T3">p</text:span><text:span text:style-name="T2">roblem statement –</text:span> </text:p>
      <text:p text:style-name="P1"/>
      <text:p text:style-name="P6">a. how to automate when you don’t find ID<text:tab/></text:p>
      <text:p text:style-name="P6">b. 3 objects with no id and similar classname</text:p>
      <text:p text:style-name="P1"/>
      <text:p text:style-name="P1">Solutions -</text:p>
      <text:p text:style-name="P1">a - <text:span text:style-name="T4">1. Locating by cssSelector – This is faster. </text:span></text:p>
      <text:p text:style-name="P2"><text:span text:style-name="T4">2. Locating by</text:span> xpath – This is slower than cssSelector.</text:p>
      <text:p text:style-name="P7">Customized xpath is used to locate dynamic webelements and when siblings/ ancestors/ predecessors need to identify.</text:p>
      <text:p text:style-name="P4"><text:span text:style-name="T4">3. Locating by</text:span> name <text:s/></text:p>
      <text:p text:style-name="P3"><text:span text:style-name="T4">4. </text:span>For links – <text:span text:style-name="T5">linktext</text:span></text:p>
      <text:p text:style-name="P1"/>
      <text:p text:style-name="P5">b - Let’s say there are 5 elements having similar class name like </text:p>
      <text:p text:style-name="P5">&lt;div class=”sample”&gt;</text:p>
      <text:p text:style-name="P5">and user wants to choose 4<text:span text:style-name="T1">th</text:span> one.</text:p>
      <text:p text:style-name="P5">This can be achieved using below xpath -</text:p>
      <text:p text:style-name="P5">driver.find_element_by_xpath(“//*[@class=’sample’][4]”)</text:p>
      <text:p text:style-name="P5"/>
      <text:p text:style-name="P5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ukti Narrow" svg:font-family="'Mukti Narrow'" style:font-adornments="Regular" style:font-pitch="variable"/>
    <style:font-face style:name="Samanata" svg:font-family="Samanata" style:font-pitch="variable"/>
    <style:font-face style:name="Ubuntu" svg:font-family="Ubuntu" style:font-adornments="Bold" style:font-pitch="variable"/>
    <style:font-face style:name="Waree" svg:font-family="Waree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erif CJK SC" svg:font-family="'Noto Serif CJK SC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2:18:48.065172751</meta:creation-date>
    <dc:date>2021-01-29T16:15:47.093525696</dc:date>
    <meta:editing-duration>P1DT9H32M46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97" meta:character-count="609" meta:non-whitespace-character-count="516"/>
  </office:meta>
</office:document-meta>
</file>